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libri" svg:font-family="Calibri" style:font-family-generic="swiss"/>
    <style:font-face style:name="Calibri1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Contents_20_1">
      <style:paragraph-properties fo:margin-top="0.071cm" fo:margin-bottom="0.988cm" loext:contextual-spacing="false" fo:line-height="90%" fo:text-align="justify" style:justify-single-word="false">
        <style:tab-stops>
          <style:tab-stop style:position="14.982cm" style:type="right" style:leader-style="dotted" style:leader-text="."/>
        </style:tab-stops>
      </style:paragraph-properties>
      <style:text-properties style:font-name="Calibri" officeooo:paragraph-rsid="0010387f"/>
    </style:style>
    <style:style style:name="P2" style:family="paragraph" style:parent-style-name="No_20_Spacing">
      <style:paragraph-properties fo:margin-top="0.071cm" fo:margin-bottom="0.988cm" loext:contextual-spacing="false" fo:line-height="90%"/>
      <style:text-properties style:font-name="Calibri"/>
    </style:style>
    <style:style style:name="P3" style:family="paragraph" style:parent-style-name="No_20_Spacing">
      <style:paragraph-properties fo:margin-top="0.071cm" fo:margin-bottom="0.988cm" loext:contextual-spacing="false" fo:line-height="90%" fo:text-align="justify" style:justify-single-word="false"/>
      <style:text-properties fo:text-transform="uppercase" fo:color="#4472c4" style:font-name="Calibri" fo:font-size="12pt" fo:language="ca" fo:country="ES" officeooo:paragraph-rsid="0010387f" style:font-size-asian="12pt" style:font-size-complex="12pt"/>
    </style:style>
    <style:style style:name="P4" style:family="paragraph" style:parent-style-name="Standard">
      <style:paragraph-properties fo:margin-top="0.071cm" fo:margin-bottom="0.988cm" loext:contextual-spacing="false" fo:line-height="90%" fo:text-align="justify" style:justify-single-word="false">
        <style:tab-stops>
          <style:tab-stop style:position="14.982cm" style:type="right" style:leader-style="dotted" style:leader-text="."/>
        </style:tab-stops>
      </style:paragraph-properties>
      <style:text-properties fo:text-transform="uppercase" fo:color="#4472c4" style:font-name="Calibri" fo:font-size="12pt" fo:language="ca" fo:country="ES" officeooo:paragraph-rsid="0010387f" style:font-size-asian="12pt" style:font-size-complex="12pt" text:display="true"/>
    </style:style>
    <style:style style:name="P5" style:family="paragraph" style:parent-style-name="Standard">
      <style:paragraph-properties fo:margin-top="0.071cm" fo:margin-bottom="0.988cm" loext:contextual-spacing="false" fo:line-height="90%" fo:text-align="justify" style:justify-single-word="false">
        <style:tab-stops>
          <style:tab-stop style:position="14.982cm" style:type="right" style:leader-style="dotted" style:leader-text="."/>
        </style:tab-stops>
      </style:paragraph-properties>
      <style:text-properties fo:text-transform="uppercase" fo:color="#4472c4" style:font-name="Calibri" fo:font-size="16pt" fo:language="ca" fo:country="ES" fo:font-weight="bold" officeooo:paragraph-rsid="0010387f" style:font-size-asian="16pt" style:font-weight-asian="bold" style:font-size-complex="16pt" text:display="true"/>
    </style:style>
    <style:style style:name="P6" style:family="paragraph" style:parent-style-name="TOC_20_Heading">
      <style:text-properties officeooo:paragraph-rsid="0010387f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fo:language="ca" fo:country="ES" fo:font-style="normal" fo:font-weight="normal" officeooo:rsid="002313aa" officeooo:paragraph-rsid="002b0a5b" style:font-size-asian="9.60000038146973pt" style:font-style-asian="normal" style:font-weight-asian="normal" style:font-size-complex="11pt" style:font-style-complex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Calibri" fo:font-size="11pt" fo:language="ca" fo:country="ES" officeooo:rsid="00121617" officeooo:paragraph-rsid="0025f244" style:font-size-asian="9.60000038146973pt" style:font-size-complex="11pt"/>
    </style:style>
    <style:style style:name="P9" style:family="paragraph" style:parent-style-name="Text_20_body">
      <style:text-properties style:font-name="Calibri" fo:font-size="11pt" fo:language="ca" fo:country="ES" fo:font-style="normal" fo:font-weight="normal" officeooo:rsid="001616d3" officeooo:paragraph-rsid="0013cb8a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No_20_Spacing">
      <style:paragraph-properties fo:margin-top="0.071cm" fo:margin-bottom="0.071cm" loext:contextual-spacing="false"/>
      <style:text-properties fo:text-transform="uppercase" fo:color="#1f3864" style:font-name="Calibri" fo:font-size="14pt" fo:language="ca" fo:country="ES" officeooo:rsid="0010387f" officeooo:paragraph-rsid="0010387f" style:font-size-asian="14pt" style:font-size-complex="14pt"/>
    </style:style>
    <style:style style:name="P11" style:family="paragraph" style:parent-style-name="Contents_20_1">
      <style:paragraph-properties>
        <style:tab-stops>
          <style:tab-stop style:position="14.982cm" style:type="right" style:leader-style="dotted" style:leader-text="."/>
        </style:tab-stops>
      </style:paragraph-properties>
      <style:text-properties officeooo:paragraph-rsid="0010387f"/>
    </style:style>
    <style:style style:name="P12" style:family="paragraph" style:parent-style-name="Heading_20_1">
      <style:paragraph-properties fo:text-align="justify" style:justify-single-word="false" fo:break-before="page"/>
      <style:text-properties style:font-name="Calibri" fo:font-size="16pt" fo:language="ca" fo:country="ES" fo:font-weight="bold" officeooo:rsid="0025f244" officeooo:paragraph-rsid="0025f244" style:font-size-asian="16pt" style:font-weight-asian="bold" style:font-size-complex="16pt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1pt" fo:language="ca" fo:country="ES" fo:font-style="normal" fo:font-weight="normal" officeooo:rsid="0031e60f" officeooo:paragraph-rsid="0039d03b" style:font-size-asian="9.60000038146973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fo:language="ca" fo:country="ES" fo:font-style="normal" fo:font-weight="normal" officeooo:rsid="0031e60f" officeooo:paragraph-rsid="0031e60f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fo:language="ca" fo:country="ES" fo:font-style="normal" fo:font-weight="normal" officeooo:rsid="0031e60f" officeooo:paragraph-rsid="003a64d7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language="ca" fo:country="ES" fo:font-weight="normal" officeooo:rsid="001616d3" officeooo:paragraph-rsid="003624fb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language="ca" fo:country="ES" fo:font-weight="bold" officeooo:rsid="00378cc9" officeooo:paragraph-rsid="00378cc9" style:font-size-asian="9.60000038146973pt" style:font-weight-asian="bold" style:font-size-complex="11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1pt" fo:language="ca" fo:country="ES" fo:font-weight="bold" officeooo:rsid="0037fc51" officeooo:paragraph-rsid="0037fc51" style:font-size-asian="9.60000038146973pt" style:font-weight-asian="bold" style:font-size-complex="11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1pt" fo:language="ca" fo:country="ES" fo:font-weight="bold" officeooo:rsid="0038bf6f" officeooo:paragraph-rsid="0038bf6f" style:font-size-asian="9.60000038146973pt" style:font-weight-asian="bold" style:font-size-complex="11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1pt" fo:language="ca" fo:country="ES" fo:font-weight="bold" officeooo:rsid="0039f177" officeooo:paragraph-rsid="0039f177" style:font-size-asian="9.60000038146973pt" style:font-weight-asian="bold" style:font-size-complex="11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1pt" fo:language="ca" fo:country="ES" fo:font-weight="bold" officeooo:rsid="003a64d7" officeooo:paragraph-rsid="003a64d7" style:font-size-asian="9.60000038146973pt" style:font-weight-asian="bold" style:font-size-complex="11pt" style:font-weight-complex="bold"/>
    </style:style>
    <style:style style:name="P22" style:family="paragraph" style:parent-style-name="No_20_Spacing">
      <style:paragraph-properties fo:margin-top="0.141cm" fo:margin-bottom="0.071cm" loext:contextual-spacing="false"/>
    </style:style>
    <style:style style:name="P23" style:family="paragraph" style:parent-style-name="Heading_20_1">
      <style:text-properties style:font-name="Calibri" fo:font-size="16pt" fo:language="ca" fo:country="ES" fo:font-style="normal" fo:font-weight="bold" officeooo:rsid="002c2837" officeooo:paragraph-rsid="002c2837" style:font-size-asian="16pt" style:font-style-asian="normal" style:font-weight-asian="bold" style:font-size-complex="16pt" style:font-style-complex="normal" style:font-weight-complex="normal"/>
    </style:style>
    <style:style style:name="P24" style:family="paragraph" style:parent-style-name="Heading_20_1">
      <style:paragraph-properties fo:text-align="justify" style:justify-single-word="false"/>
      <style:text-properties style:font-name="Calibri" fo:font-size="16pt" fo:language="ca" fo:country="ES" fo:font-style="normal" fo:font-weight="bold" officeooo:rsid="002313aa" officeooo:paragraph-rsid="003a64d7" style:font-size-asian="16pt" style:font-style-asian="normal" style:font-weight-asian="bold" style:font-size-complex="16pt" style:font-style-complex="normal" style:font-weight-complex="normal"/>
    </style:style>
    <style:style style:name="P25" style:family="paragraph" style:parent-style-name="Heading_20_1">
      <style:paragraph-properties fo:text-align="justify" style:justify-single-word="false"/>
      <style:text-properties style:font-name="Calibri" fo:font-size="11pt" fo:language="ca" fo:country="ES" fo:font-style="normal" fo:font-weight="normal" officeooo:rsid="0031e60f" officeooo:paragraph-rsid="0024521e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Text_20_body" style:list-style-name="L1">
      <style:paragraph-properties fo:text-align="justify" style:justify-single-word="false"/>
      <style:text-properties style:font-name="Calibri" fo:font-size="11pt" fo:language="ca" fo:country="ES" fo:font-style="normal" fo:font-weight="normal" officeooo:rsid="003624fb" officeooo:paragraph-rsid="003624fb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Text_20_body" style:list-style-name="L1">
      <style:paragraph-properties fo:text-align="justify" style:justify-single-word="false"/>
      <style:text-properties style:font-name="Calibri" fo:font-size="11pt" fo:language="ca" fo:country="ES" fo:font-style="normal" fo:font-weight="normal" officeooo:rsid="0039d03b" officeooo:paragraph-rsid="0039d03b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 style:parent-style-name="Text_20_body">
      <style:text-properties style:font-name="Calibri" fo:font-size="16pt" fo:language="ca" fo:country="ES" fo:font-style="normal" fo:font-weight="bold" officeooo:rsid="002c2837" officeooo:paragraph-rsid="0013cb8a" style:font-size-asian="16pt" style:font-style-asian="normal" style:font-weight-asian="bold" style:font-size-complex="16pt" style:font-style-complex="normal" style:font-weight-complex="normal"/>
    </style:style>
    <style:style style:name="P29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text-transform="uppercase" fo:color="#4472c4" fo:font-size="12pt" fo:language="ca" fo:country="ES" style:font-size-asian="12pt" style:font-size-complex="12pt" text:display="true"/>
    </style:style>
    <style:style style:name="T2" style:family="text">
      <style:text-properties fo:text-transform="uppercase" fo:color="#4472c4" style:font-name="Calibri" fo:font-size="12pt" fo:language="ca" fo:country="ES" style:font-size-asian="12pt" style:font-size-complex="12pt"/>
    </style:style>
    <style:style style:name="T3" style:family="text">
      <style:text-properties fo:color="#5b9bd5" fo:font-size="36pt" fo:language="ca" fo:country="ES" style:font-size-asian="36pt" style:font-size-complex="36pt"/>
    </style:style>
    <style:style style:name="T4" style:family="text">
      <style:text-properties fo:color="#5b9bd5" fo:font-size="36pt" fo:language="ca" fo:country="ES" officeooo:rsid="0033fee2" style:font-size-asian="36pt" style:font-size-complex="36pt"/>
    </style:style>
    <style:style style:name="T5" style:family="text">
      <style:text-properties style:font-name="Calibri1" fo:font-size="16pt" style:font-size-asian="16pt" style:font-name-complex="Calibri2"/>
    </style:style>
    <style:style style:name="T6" style:family="text">
      <style:text-properties style:font-name="Calibri1" fo:font-size="16pt" officeooo:rsid="0010387f" style:font-size-asian="16pt" style:font-name-complex="Calibri2"/>
    </style:style>
    <style:style style:name="T7" style:family="text">
      <style:text-properties style:font-name="Calibri" fo:language="ca" fo:country="ES" fo:font-weight="bold" style:font-weight-asian="bold" style:font-weight-complex="bold"/>
    </style:style>
    <style:style style:name="T8" style:family="text">
      <style:text-properties style:font-name="Calibri" fo:font-weight="bold" style:font-weight-asian="bold" style:font-weight-complex="bold" text:display="true"/>
    </style:style>
    <style:style style:name="T9" style:family="text">
      <style:text-properties style:font-name="Calibri" fo:font-weight="bold" officeooo:rsid="002dd281" style:font-weight-asian="bold" style:font-weight-complex="bold" text:display="true"/>
    </style:style>
    <style:style style:name="T10" style:family="text">
      <style:text-properties style:font-name="Calibri" fo:font-weight="bold" officeooo:rsid="0010387f" style:font-weight-asian="bold" style:font-weight-complex="bold" text:display="true"/>
    </style:style>
    <style:style style:name="T11" style:family="text">
      <style:text-properties style:font-name="Calibri" fo:font-style="normal" style:font-style-asian="normal" style:font-style-complex="normal"/>
    </style:style>
    <style:style style:name="T12" style:family="text">
      <style:text-properties style:font-name="Calibri" fo:font-style="normal" officeooo:rsid="0016fee2" style:font-style-asian="normal" style:font-style-complex="normal"/>
    </style:style>
    <style:style style:name="T13" style:family="text">
      <style:text-properties style:font-name="Calibri" fo:font-style="normal" officeooo:rsid="003624fb" style:font-style-asian="normal" style:font-style-complex="normal"/>
    </style:style>
    <style:style style:name="T14" style:family="text">
      <style:text-properties style:font-name="Calibri" fo:font-style="normal" officeooo:rsid="00378cc9" style:font-style-asian="normal" style:font-style-complex="normal"/>
    </style:style>
    <style:style style:name="T15" style:family="text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Calibri" fo:font-style="normal" fo:font-weight="normal" officeooo:rsid="0037fc51" style:font-style-asian="normal" style:font-weight-asian="normal" style:font-style-complex="normal" style:font-weight-complex="normal"/>
    </style:style>
    <style:style style:name="T17" style:family="text">
      <style:text-properties style:font-name="Calibri" fo:font-style="normal" fo:font-weight="normal" officeooo:rsid="0038bf6f" style:font-style-asian="normal" style:font-weight-asian="normal" style:font-style-complex="normal" style:font-weight-complex="normal"/>
    </style:style>
    <style:style style:name="T18" style:family="text">
      <style:text-properties style:font-name="Calibri" fo:font-style="normal" fo:font-weight="normal" officeooo:rsid="0039d03b" style:font-style-asian="normal" style:font-weight-asian="normal" style:font-style-complex="normal" style:font-weight-complex="normal"/>
    </style:style>
    <style:style style:name="T19" style:family="text">
      <style:text-properties style:font-name="Calibri" fo:font-style="normal" fo:font-weight="normal" officeooo:rsid="0039f177" style:font-style-asian="normal" style:font-weight-asian="normal" style:font-style-complex="normal" style:font-weight-complex="normal"/>
    </style:style>
    <style:style style:name="T20" style:family="text">
      <style:text-properties style:font-name="Calibri" fo:font-style="italic" style:font-style-asian="italic" style:font-style-complex="italic"/>
    </style:style>
    <style:style style:name="T21" style:family="text">
      <style:text-properties style:font-name="Calibri" fo:font-style="italic" officeooo:rsid="00378cc9" style:font-style-asian="italic" style:font-style-complex="italic"/>
    </style:style>
    <style:style style:name="T22" style:family="text">
      <style:text-properties style:font-name="Calibri" fo:font-style="italic" officeooo:rsid="0037fc51" style:font-style-asian="italic" style:font-style-complex="italic"/>
    </style:style>
    <style:style style:name="T23" style:family="text">
      <style:text-properties style:font-name="Calibri" fo:font-style="italic" officeooo:rsid="0038bf6f" style:font-style-asian="italic" style:font-style-complex="italic"/>
    </style:style>
    <style:style style:name="T24" style:family="text">
      <style:text-properties style:font-name="Calibri" fo:font-style="italic" officeooo:rsid="0039d03b" style:font-style-asian="italic" style:font-style-complex="italic"/>
    </style:style>
    <style:style style:name="T25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style:font-name="Calibri" fo:font-style="italic" fo:font-weight="normal" officeooo:rsid="0037fc51" style:font-style-asian="italic" style:font-weight-asian="normal" style:font-style-complex="italic" style:font-weight-complex="normal"/>
    </style:style>
    <style:style style:name="T27" style:family="text">
      <style:text-properties style:font-name="Calibri" fo:font-style="italic" fo:font-weight="normal" officeooo:rsid="0039d03b" style:font-style-asian="italic" style:font-weight-asian="normal" style:font-style-complex="italic" style:font-weight-complex="normal"/>
    </style:style>
    <style:style style:name="T28" style:family="text">
      <style:text-properties style:font-name="Calibri" fo:font-style="italic" fo:font-weight="normal" officeooo:rsid="0039f177" style:font-style-asian="italic" style:font-weight-asian="normal" style:font-style-complex="italic" style:font-weight-complex="normal"/>
    </style:style>
    <style:style style:name="T29" style:family="text">
      <style:text-properties officeooo:rsid="0039d0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.018cm" draw:fill="none" draw:textarea-vertical-align="top" draw:auto-grow-height="true" fo:min-height="0cm" fo:min-width="0cm" fo:padding-top="0cm" fo:padding-bottom="0cm" fo:padding-left="0cm" fo:padding-right="0cm" fo:wrap-option="wrap" fo:margin-left="0.508cm" fo:margin-right="0.536cm" fo:margin-top="0cm" fo:margin-bottom="0.011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3"><draw:custom-shape text:anchor-type="paragraph" draw:z-index="0" draw:name="Quadre de text 131" draw:style-name="gr1" draw:text-style-name="P29" svg:width="11.849cm" svg:height="4.153cm" svg:x="4.154cm" svg:y="16.037cm"><text:p text:style-name="P2"><text:span text:style-name="T3">Pràctica </text:span><text:span text:style-name="T4">3</text:span></text:p><text:p text:style-name="P10">Sistemes operatius II</text:p><text:p text:style-name="P22"><text:span text:style-name="T2">David de la paz / oriol rabasseda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<text:span text:style-name="T5">Í</text:span><text:span text:style-name="T6">NDEX</text:span></text:p>
      <text:p text:style-name="P11"><text:bookmark text:name="_GoBack"/><text:a xlink:type="simple" xlink:href="#_Toc525673841" text:style-name="Index_20_Link" text:visited-style-name="Index_20_Link"><text:span text:style-name="T7">Observacions del codi</text:span></text:a><text:a xlink:type="simple" xlink:href="#_Toc525673841" text:style-name="Index_20_Link" text:visited-style-name="Index_20_Link"><text:span text:style-name="T8"><text:tab/>2</text:span></text:a><text:span text:style-name="T9"><text:line-break/>Funcionament del programa<text:tab/>3<text:line-break/></text:span><text:span text:style-name="T10">Valgrind<text:tab/>4</text:span></text:p>
      <text:p text:style-name="P1"><text:a xlink:type="simple" xlink:href="#_Toc525673843" text:style-name="Index_20_Link" text:visited-style-name="Index_20_Link"><text:span text:style-name="T1"/>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h text:style-name="P12" text:outline-level="1">Observacions del codi</text:h>
      <text:p text:style-name="P8">En aquest apartat explicarem detalls sobre la implementació del codi no mencionats a la resta d’apartats respecte a algunes decisions de disseny:</text:p>
      <text:list xml:id="list3374407460" text:style-name="L1">
        <text:list-item>
          <text:p text:style-name="P26">TO DO</text:p>
        </text:list-item>
        <text:list-item>
          <text:p text:style-name="P27">Tot i que hi ha bastants mètodes que utilitzen la paraula ‘database’, en realitat tots treballen amb un simple rb_tree. El nom de database es el que va triar el meu company per fer les coses encara més confuses.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23" text:outline-level="1"><text:soft-page-break/>Funcionament del programa</text:h>
      <text:p text:style-name="P16"><text:span text:style-name="T13">Aquesta tercera pràctica parteix de funcions </text:span><text:span text:style-name="T14">de l’altra pràctica</text:span><text:span text:style-name="T13"> per tal d’operar amb arbres binaris </text:span><text:span text:style-name="T14">d’aeroports ja vists a l’anterior pràctica</text:span><text:span text:style-name="T13">. El main utilitza una plantilla de menú que ofereix a l’usuari un menú amb diverses opcions a realitzar. </text:span><text:span text:style-name="T14">Aquest imprimeix per pantalla les opcions disponibles, llegeix la entrada d’usuari amb un </text:span><text:span text:style-name="T21">fgets</text:span><text:span text:style-name="T14"> i mitjançant un switch s’escull la comanda a realitzar. Les funcions que pot dur a terme l’usuari són les següents: crear un nou arbre, guardar un arbre a memòria, llegir un arbre guardat a disc, consultar informació sobre l’arbre i sortir del programa. Anem a veure ara amb més detall en qué consisteix cadascuna d’aquestes opcions.</text:span></text:p>
      <text:p text:style-name="P16"><text:span text:style-name="T13"/></text:p>
      <text:p text:style-name="P17"><text:span text:style-name="T12">C</text:span><text:span text:style-name="T11">reació de l’arbre:</text:span><text:span text:style-name="T15"> </text:span><text:span text:style-name="T16">El programa demana a l’usuari que introdueixi la localització d’un fitxer d’aeroports i un de vols. Si el programa ja disposa d’un arbre, l’eliminem (expliquem aquest procés en més detall a </text:span><text:span text:style-name="T26">sortida de programa</text:span><text:span text:style-name="T16">). Sino, cridem al mètode </text:span><text:span text:style-name="T22">build_database(str1, str2)</text:span><text:span text:style-name="T16"> que rep els 2 strings i crea un nou arbre d’aeroports utilitzant les funcions de la pràctica 2. El métode en questió crea l’arbre donada la llista d’aeroports, introdueix els vols i retorna l’arbre construït.</text:span></text:p>
      <text:p text:style-name="P17"><text:span text:style-name="T16"/></text:p>
      <text:p text:style-name="P18"><text:span text:style-name="T11">Emmagatzemar arbre: </text:span><text:span text:style-name="T15">Aquesta opció permet a l’usuari guardar l’arbre actual com a un fitxer de text a on indiqui l’usuari. Primer de tot el programa llegeix amb un </text:span><text:span text:style-name="T25">fgets</text:span><text:span text:style-name="T15"> la localització on l’usuari vol guardar l’arbre. Un cop obtinguda, s’obre un nou fitxer d’escriptura utilitzant la operació </text:span><text:span text:style-name="T20">fopen(str1, «w»)</text:span><text:span text:style-name="T15">. Ara, el primer pas consisteix a escriure el </text:span><text:span text:style-name="T25">magic number</text:span><text:span text:style-name="T15"> i el nombre de nodes al fitxer fent servir la operació </text:span><text:span text:style-name="T20">fwrite()</text:span><text:span text:style-name="T15">. </text:span><text:span text:style-name="T17">Per guardar els nodes de l’arbre el recorrem fent postorder: per cada nou node, guardem l’aeroport d’origen i el número de vols amb </text:span><text:span text:style-name="T23">fwrite()</text:span><text:span text:style-name="T17">, i tot seguit recorrem la seva linked-list escrivint per cada element el nom de l’aeroport de destí, el número de vols i el retard. D’aquesta manera continuem recorrent el arbre fins escriure totes les dades al fitxer.</text:span></text:p>
      <text:p text:style-name="P18"><text:span text:style-name="T17"/></text:p>
      <text:p text:style-name="P19"><text:span text:style-name="T11">Llegir arbre: </text:span><text:span text:style-name="T15">Ara l’usuari introdueix la localització d’un fitxer de text que contingui la informació d’un arbre d’aeroports i el programa l’utilitzarà per crear novament un arbre. Primer el programa rep la localització del fitxer amb </text:span><text:span text:style-name="T25">fgets </text:span><text:span text:style-name="T15">(Si ja tenim un arbre guardat, l’esborrem) i l’obrim amb </text:span><text:span text:style-name="T20">fopen(str1, «r»)</text:span><text:span text:style-name="T15">. Un cop obert el fitxer, primer de tot hem de comprovar que el </text:span><text:span text:style-name="T25">magic number</text:span><text:span text:style-name="T15"> coincideix. De no ser així, el programa imprimeix un error i acabem. </text:span><text:span text:style-name="T18">Si el nombre és vàlid, creem un arbre buit amb </text:span><text:span text:style-name="T27">create_database()</text:span><text:span text:style-name="T18"> i llegim el nombre de nodes amb </text:span><text:span text:style-name="T24">fread()</text:span><text:span text:style-name="T18">. Un cop sabem el nombre de nodes, podem recórrer amb un </text:span><text:span text:style-name="T27">for()</text:span><text:span text:style-name="T18"> la llista de nodes. </text:span><text:span text:style-name="T19">Per cada node, llegim el nom de l’aeroport d’origen i l’introduim a l’arbre buit utilitzant funcions de la pràctica anterior amb </text:span><text:span text:style-name="T28">insert_node_tree()</text:span><text:span text:style-name="T19">. A continuació llegim el nombre de vols i tornem a iterar, llegint els 3 atributs de cada element de la linked-list i afegint-los a l’arbre amb el mètode </text:span><text:span text:style-name="T28">insert_destination()</text:span><text:span text:style-name="T19">, el qual crea l’element i l’afegeix a l’arbre. Aquest procés continúa fins que hem afegit tots els elements a l’arbre.</text:span></text:p>
      <text:p text:style-name="P19"><text:span text:style-name="T19"/></text:p>
      <text:p text:style-name="P20"><text:span text:style-name="T11">Buscar informació:</text:span><text:span text:style-name="T15"> Aquesta comanda permet a l’usuari fer consultes d’informació sobre l’arbre, de manera idéntica a la tasca demanada a la pràctica 2. El programa llegeix l’input de l’usuari amb </text:span><text:span text:style-name="T25">fgets()</text:span><text:span text:style-name="T15">, el qual té 2 opcions: Si l’input és un salt de línia, la funció cridarà al mètode </text:span><text:span text:style-name="T20">max_destinations()</text:span><text:span text:style-name="T15">, que imprimirà per pantalla el node de l’arbre amb més destinacions. D’altra banda, si l’usuari introdueix el nom d’un aeroport, es cridarà a la funció </text:span><text:span text:style-name="T20">delay()</text:span><text:span text:style-name="T15">, que calcularà el retard mig de tots els vols de l’aeroport especificat. Les funcions </text:span><text:span text:style-name="T25">max_destinations()</text:span><text:span text:style-name="T15"> i </text:span><text:span text:style-name="T25">delay()</text:span><text:span text:style-name="T15"> funcionen de manera idèntica a la pràctica anterior, per la qual cosa no tornem a comentar el seu funcionament.</text:span></text:p>
      <text:p text:style-name="P20"><text:span text:style-name="T15"/></text:p>
      <text:p text:style-name="P21"><text:span text:style-name="T11">Sortir del programa:</text:span><text:span text:style-name="T15"> Finalment, aquesta opció permet a l’usuari finalitzar l’execució del programa. Si tenim algun arbre inicialitzat, aleshores cridem a </text:span><text:span text:style-name="T20">delete_database(tree)</text:span><text:span text:style-name="T15"> per tal d’eliminar l’arbre alliberant la memòria necessària. El mètode en questió simplement crida al mètode </text:span><text:span text:style-name="T25">delete_tree()</text:span><text:span text:style-name="T15"> de la pràctica anterior, fa un </text:span><text:span text:style-name="T25">free</text:span><text:span text:style-name="T15"> de l’arbre i el posa a NULL. Un cop alliberat, la opció 5 finalitza el bucle </text:span><text:span text:style-name="T25">do{}while() </text:span><text:span text:style-name="T15">del main, per la qual cosa el programa acaba.</text:span></text:p>
      <text:p text:style-name="P7"/>
      <text:h text:style-name="P25" text:outline-level="1"/>
      <text:p text:style-name="P14"/>
      <text:h text:style-name="P24" text:outline-level="1"><text:soft-page-break/>Valgrind</text:h>
      <text:p text:style-name="P15">Utilitzem Valgrind per comprovar que la memòria s’allibera correctament. Veiem que no dóna errors:</text:p>
      <text:p text:style-name="P15"><text:span text:style-name="T29">[TO DO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libri" svg:font-family="Calibri" style:font-family-generic="swiss"/>
    <style:font-face style:name="Calibri1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Songti SC" style:font-family-asian="'Songti SC'" style:font-family-generic-asian="system" style:font-pitch-asian="variable" style:language-asian="es" style:country-asian="ES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loext:contextual-spacing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Songti SC" style:font-family-asian="'Songti SC'" style:font-family-generic-asian="system" style:font-pitch-asian="variable" style:font-size-asian="16pt" style:font-name-complex="Arial Unicode MS" style:font-family-complex="'Arial Unicode MS'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Fig.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8:21:52.243658000</meta:creation-date>
    <meta:generator>LibreOffice/6.1.1.2$MacOSX_X86_64 LibreOffice_project/5d19a1bfa650b796764388cd8b33a5af1f5baa1b</meta:generator>
    <dc:date>2018-10-27T17:22:37.858080000</dc:date>
    <meta:editing-duration>PT6H8M27S</meta:editing-duration>
    <meta:editing-cycles>22</meta:editing-cycles>
    <meta:document-statistic meta:table-count="0" meta:image-count="0" meta:object-count="0" meta:page-count="5" meta:paragraph-count="19" meta:word-count="795" meta:character-count="4861" meta:non-whitespace-character-count="4087"/>
  </office:meta>
</office:document-meta>
</file>